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C6000002D29B0EA684.png" manifest:media-type="image/png"/>
  <manifest:file-entry manifest:full-path="Pictures/10000000000003980000016C09AE17D8.png" manifest:media-type="image/png"/>
  <manifest:file-entry manifest:full-path="Pictures/10000000000003040000017A7A2CDCF6.png" manifest:media-type="image/png"/>
  <manifest:file-entry manifest:full-path="Pictures/10000001000002140000019A9FD95A09.png" manifest:media-type="image/png"/>
  <manifest:file-entry manifest:full-path="Pictures/1000000000000319000002B8B5056C89.png" manifest:media-type="image/png"/>
  <manifest:file-entry manifest:full-path="Pictures/10000000000004340000030C49854465.png" manifest:media-type="image/png"/>
  <manifest:file-entry manifest:full-path="Pictures/10000000000002BC000001A9FCD3853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974cm, 1.825cm, 0.973cm, 1.091cm)" draw:image-opacity="100%" style:mirror="none" loext:decorative="false"/>
    </style:style>
    <style:style style:name="pr1" style:family="presentation" style:parent-style-name="Predeterminado-title">
      <style:graphic-properties fo:min-height="2.629cm" loext:decorative="false"/>
      <style:paragraph-properties style:writing-mode="lr-tb"/>
    </style:style>
    <style:style style:name="pr2" style:family="presentation" style:parent-style-name="Predeterminado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2.629cm" svg:x="1.4cm" svg:y="0.628cm" presentation:class="title">
          <draw:text-box>
            <text:p>Internet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LAN</text:p>
          </draw:text-box>
        </draw:frame>
        <draw:frame draw:style-name="gr2" draw:text-style-name="P2" draw:layer="layout" svg:width="18.52cm" svg:height="11.244cm" svg:x="5cm" svg:y="4.256cm">
          <draw:image xlink:href="Pictures/10000000000002BC000001A9FCD3853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WLAN</text:p>
          </draw:text-box>
        </draw:frame>
        <draw:frame draw:style-name="gr3" draw:text-style-name="P2" draw:layer="layout" svg:width="17.5cm" svg:height="12.115cm" svg:x="5cm" svg:y="3cm">
          <draw:image xlink:href="Pictures/10000000000004340000030C4985446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LAN</text:p>
          </draw:text-box>
        </draw:frame>
        <draw:frame draw:style-name="gr2" draw:text-style-name="P2" draw:layer="layout" svg:width="15cm" svg:height="13.166cm" svg:x="7cm" svg:y="2.584cm">
          <draw:image xlink:href="Pictures/1000000000000319000002B8B5056C8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MAN</text:p>
          </draw:text-box>
        </draw:frame>
        <draw:frame draw:style-name="gr2" draw:text-style-name="P2" draw:layer="layout" svg:width="20.425cm" svg:height="10cm" svg:x="3.817cm" svg:y="3.5cm">
          <draw:image xlink:href="Pictures/10000000000003040000017A7A2CDCF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draw:style-name="gr2" draw:text-style-name="P2" draw:layer="layout" svg:width="17.206cm" svg:height="13.26cm" svg:x="6cm" svg:y="2cm">
          <draw:image xlink:href="Pictures/10000001000002140000019A9FD95A09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cm" svg:y="0.628cm" presentation:class="title">
          <draw:text-box>
            <text:p>WAN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Internet</text:p>
          </draw:text-box>
        </draw:frame>
        <draw:frame draw:style-name="gr2" draw:text-style-name="P2" draw:layer="layout" svg:width="26.406cm" svg:height="10.447cm" svg:x="1cm" svg:y="4.5cm">
          <draw:image xlink:href="Pictures/10000000000003980000016C09AE17D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 text:style-name="P3">OSI</text:p>
          </draw:text-box>
        </draw:frame>
        <draw:frame draw:style-name="gr2" draw:text-style-name="P2" draw:layer="layout" svg:width="14.258cm" svg:height="14.5cm" svg:x="6.742cm" svg:y="1cm">
          <draw:image xlink:href="Pictures/10000000000002C6000002D29B0EA68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1:11:53.979409954</meta:creation-date>
    <dc:date>2024-08-08T16:26:34.149656542</dc:date>
    <meta:editing-duration>PT5H4M24S</meta:editing-duration>
    <meta:editing-cycles>1</meta:editing-cycles>
    <meta:document-statistic meta:object-count="52"/>
    <meta:generator>LibreOffice/24.2.4.2$Linux_X86_64 LibreOffice_project/420$Build-2</meta:generator>
  </office:meta>
</office:document-meta>
</file>